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officeooo:paragraph-rsid="001bec14"/>
    </style:style>
    <style:style style:name="P3" style:family="paragraph" style:parent-style-name="Standard">
      <style:text-properties officeooo:paragraph-rsid="001d5ba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officeooo:rsid="00209be9" officeooo:paragraph-rsid="0021c638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d5bad"/>
    </style:style>
    <style:style style:name="T3" style:family="text">
      <style:text-properties officeooo:rsid="0021c6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考えられる拡張・変更要素（実装できるでかきないは別）</text:span></text:p>
      <text:p text:style-name="Standard">・情報の追加（年齢、性別、住所とか）</text:p>
      <text:p text:style-name="P2">・計算方法の追加（金額の分布、会社IDとの相関性など、複雑な計算）</text:p>
      <text:p text:style-name="P3">・異なるデータの形式群の追加および互換性（今回はcsvファイルだが、DBとか）</text:p>
      <text:p text:style-name="Standard">・計算結果をグラフに描画</text:p>
      <text:p text:style-name="Standard">・データ形式を変えて出力（<text:span text:style-name="T2">csvを入力にDBに出力、またはその逆</text:span>）</text:p>
      <text:p text:style-name="P1"/>
      <text:p text:style-name="Standard"><text:span text:style-name="T1">コンセプトは以下二つで実装</text:span></text:p>
      <text:p text:style-name="Standard">１．今後、計算方法が増えても対応可能。</text:p>
      <text:p text:style-name="Standard">２．データの形式が増えても対応可能。</text:p>
      <text:p text:style-name="Standard"/>
      <text:p text:style-name="Standard"><text:span text:style-name="T1">上記のコンセプトの解決方法</text:span></text:p>
      <text:p text:style-name="Standard">・計算方法には、計算特化したCalculaterクラスを作る</text:p>
      <text:p text:style-name="Standard">・IPersonをIF継承させて、CSVのデータを作成するクラスを作る。新たなデータが生じた場合は、同様にIPersonをIF継承させればよい。</text:p>
      <text:p text:style-name="Standard"/>
      <text:p text:style-name="P1">実装できなかったこと・分からなったこと</text:p>
      <text:p text:style-name="P5">１．DataクラスでIPreson型のリストを作成し、別のデータ形式のクラスが追加される使用変更がおきても、<text:span text:style-name="T3">Calculaterクラスは変更しなくてもいいようにしたかった。しかし、Calculaterクラスで各計算メソッでIPerson型のリストを引数をにとると、コンパイルエラーがおきた。なので、Calculaterクラスのメソッドはすべて、CSVPersonクラスを引数にとってしまった。</text:span></text:p>
      <text:p text:style-name="P5"/>
      <text:p text:style-name="P5">２．そもそもCSV<text:span text:style-name="T3">Person型のリストはどこで、生成するのがベストか？研修で実装し ているPhotoFrameのAlbumRepositoryやPhotoRepositoryのように、どのクラスか らでも参照できるようにすべき？</text:span></text:p>
      <text:p text:style-name="P5"/>
      <text:p text:style-name="P5">３．クラス図は最初に書いてみたが、実装の途中で何回か変更してしまった。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" fo:font-size="10.5pt" fo:language="en" fo:country="US" style:letter-kerning="true" style:font-name-asian="ＭＳ 明朝" style:font-size-asian="10.5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page"/>
      <style:text-properties style:use-window-font-color="true" style:font-name="Century" fo:font-size="10.5pt" fo:language="en" fo:country="US" style:letter-kerning="true" style:font-name-asian="ＭＳ 明朝" style:font-size-asian="10.5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01cm" fo:margin-bottom="3cm" fo:margin-left="3cm" fo:margin-right="3cm" style:writing-mode="lr-tb" style:layout-grid-color="#c0c0c0" style:layout-grid-lines="36" style:layout-grid-base-height="0.423cm" style:layout-grid-ruby-height="0.212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810469</meta:initial-creator>
    <meta:editing-cycles>6</meta:editing-cycles>
    <meta:creation-date>2018-06-28T01:13:00</meta:creation-date>
    <dc:date>2018-06-28T21:15:54.586000000</dc:date>
    <meta:editing-duration>PT6H45M59S</meta:editing-duration>
    <meta:generator>LibreOffice/5.3.2.2$Windows_x86 LibreOffice_project/6cd4f1ef626f15116896b1d8e1398b56da0d0ee1</meta:generator>
    <meta:document-statistic meta:table-count="0" meta:image-count="0" meta:object-count="0" meta:page-count="1" meta:paragraph-count="16" meta:word-count="562" meta:character-count="691" meta:non-whitespace-character-count="6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